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al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cell</text:p>
          </table:table-cell>
          <table:table-cell office:value-type="string">
            <text:p>type</text:p>
          </table:table-cell>
          <table:table-cell office:value-type="string">
            <text:p>thickness</text:p>
          </table:table-cell>
          <table:table-cell office:value-type="string">
            <text:p>pctc</text:p>
          </table:table-cell>
          <table:table-cell office:value-type="string">
            <text:p>basedope</text:p>
          </table:table-cell>
          <table:table-cell office:value-type="string">
            <text:p>comment</text:p>
          </table:table-cell>
          <table:table-cell office:value-type="string">
            <text:p>Voc(V)</text:p>
          </table:table-cell>
          <table:table-cell office:value-type="string">
            <text:p>Vlim(V)</text:p>
          </table:table-cell>
          <table:table-cell office:value-type="string">
            <text:p>J_sc(mA/cm^2)</text:p>
          </table:table-cell>
          <table:table-cell office:value-type="string">
            <text:p>J_0_r</text:p>
          </table:table-cell>
          <table:table-cell office:value-type="string">
            <text:p>ERE(%)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w1734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7E+016">
            <text:p>7.E+16</text:p>
          </table:table-cell>
          <table:table-cell/>
          <table:table-cell office:value-type="float" office:value="1.021">
            <text:p>1.021</text:p>
          </table:table-cell>
          <table:table-cell office:value-type="float" office:value="1.1482">
            <text:p>1.1482</text:p>
          </table:table-cell>
          <table:table-cell office:value-type="float" office:value="20.5595">
            <text:p>20.5595</text:p>
          </table:table-cell>
          <table:table-cell table:style-name="ce5" office:value-type="float" office:value="1.05696E-018">
            <text:p>1.06E-018</text:p>
          </table:table-cell>
          <table:table-cell office:value-type="float" office:value="0.729613">
            <text:p>0.729613</text:p>
          </table:table-cell>
        </table:table-row>
        <table:table-row table:style-name="ro3">
          <table:table-cell office:value-type="string">
            <text:p>w1718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7E+016">
            <text:p>7.E+16</text:p>
          </table:table-cell>
          <table:table-cell/>
          <table:table-cell office:value-type="float" office:value="0.996">
            <text:p>0.996</text:p>
          </table:table-cell>
          <table:table-cell office:value-type="float" office:value="1.14386">
            <text:p>1.14386</text:p>
          </table:table-cell>
          <table:table-cell office:value-type="float" office:value="18.4515">
            <text:p>18.4515</text:p>
          </table:table-cell>
          <table:table-cell table:style-name="ce5" office:value-type="float" office:value="1.12229E-018">
            <text:p>1.12E-018</text:p>
          </table:table-cell>
          <table:table-cell office:value-type="float" office:value="0.328201">
            <text:p>0.328201</text:p>
          </table:table-cell>
        </table:table-row>
        <table:table-row table:style-name="ro3">
          <table:table-cell office:value-type="string">
            <text:p>w1717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7E+016">
            <text:p>7.E+16</text:p>
          </table:table-cell>
          <table:table-cell/>
          <table:table-cell office:value-type="float" office:value="1.02">
            <text:p>1.02</text:p>
          </table:table-cell>
          <table:table-cell office:value-type="float" office:value="1.14527">
            <text:p>1.14527</text:p>
          </table:table-cell>
          <table:table-cell office:value-type="float" office:value="18.822">
            <text:p>18.822</text:p>
          </table:table-cell>
          <table:table-cell table:style-name="ce5" office:value-type="float" office:value="1.08385E-018">
            <text:p>1.08E-018</text:p>
          </table:table-cell>
          <table:table-cell office:value-type="float" office:value="0.786232">
            <text:p>0.786232</text:p>
          </table:table-cell>
        </table:table-row>
        <table:table-row table:style-name="ro3">
          <table:table-cell office:value-type="string">
            <text:p>w1714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5E+016">
            <text:p>5.E+16</text:p>
          </table:table-cell>
          <table:table-cell office:value-type="string">
            <text:p>NOR</text:p>
          </table:table-cell>
          <table:table-cell office:value-type="float" office:value="0.959">
            <text:p>0.959</text:p>
          </table:table-cell>
          <table:table-cell office:value-type="float" office:value="1.15206">
            <text:p>1.15206</text:p>
          </table:table-cell>
          <table:table-cell office:value-type="float" office:value="20.1766">
            <text:p>20.1766</text:p>
          </table:table-cell>
          <table:table-cell table:style-name="ce5" office:value-type="float" office:value="8.9338E-019">
            <text:p>8.93E-019</text:p>
          </table:table-cell>
          <table:table-cell office:value-type="float" office:value="0.0571057">
            <text:p>0.0571057</text:p>
          </table:table-cell>
        </table:table-row>
        <table:table-row table:style-name="ro3">
          <table:table-cell office:value-type="string">
            <text:p>w1705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7E+016">
            <text:p>7.E+16</text:p>
          </table:table-cell>
          <table:table-cell/>
          <table:table-cell office:value-type="float" office:value="0.979">
            <text:p>0.979</text:p>
          </table:table-cell>
          <table:table-cell office:value-type="float" office:value="1.14405">
            <text:p>1.14405</text:p>
          </table:table-cell>
          <table:table-cell office:value-type="float" office:value="20.6274">
            <text:p>20.6274</text:p>
          </table:table-cell>
          <table:table-cell table:style-name="ce5" office:value-type="float" office:value="1.24543E-018">
            <text:p>1.25E-018</text:p>
          </table:table-cell>
          <table:table-cell office:value-type="float" office:value="0.168792">
            <text:p>0.168792</text:p>
          </table:table-cell>
        </table:table-row>
        <table:table-row table:style-name="ro3">
          <table:table-cell office:value-type="string">
            <text:p>w1703AARC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51">
            <text:p>1.051</text:p>
          </table:table-cell>
          <table:table-cell office:value-type="float" office:value="1.14751">
            <text:p>1.14751</text:p>
          </table:table-cell>
          <table:table-cell office:value-type="float" office:value="28.7691">
            <text:p>28.7691</text:p>
          </table:table-cell>
          <table:table-cell table:style-name="ce5" office:value-type="float" office:value="1.51929E-018">
            <text:p>1.52E-018</text:p>
          </table:table-cell>
          <table:table-cell office:value-type="float" office:value="2.39188">
            <text:p>2.39188</text:p>
          </table:table-cell>
        </table:table-row>
        <table:table-row table:style-name="ro3">
          <table:table-cell office:value-type="string">
            <text:p>w1699ARC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16">
            <text:p>1.016</text:p>
          </table:table-cell>
          <table:table-cell office:value-type="float" office:value="1.14154">
            <text:p>1.14154</text:p>
          </table:table-cell>
          <table:table-cell office:value-type="float" office:value="28.8024">
            <text:p>28.8024</text:p>
          </table:table-cell>
          <table:table-cell table:style-name="ce5" office:value-type="float" office:value="1.91601E-018">
            <text:p>1.92E-018</text:p>
          </table:table-cell>
          <table:table-cell office:value-type="float" office:value="0.778069">
            <text:p>0.778069</text:p>
          </table:table-cell>
        </table:table-row>
        <table:table-row table:style-name="ro3">
          <table:table-cell office:value-type="string">
            <text:p>w1691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0.954">
            <text:p>0.954</text:p>
          </table:table-cell>
          <table:table-cell office:value-type="float" office:value="1.14396">
            <text:p>1.14396</text:p>
          </table:table-cell>
          <table:table-cell office:value-type="float" office:value="22.0558">
            <text:p>22.0558</text:p>
          </table:table-cell>
          <table:table-cell table:style-name="ce5" office:value-type="float" office:value="1.33625E-018">
            <text:p>1.34E-018</text:p>
          </table:table-cell>
          <table:table-cell office:value-type="float" office:value="0.0643961">
            <text:p>0.0643961</text:p>
          </table:table-cell>
        </table:table-row>
        <table:table-row table:style-name="ro2">
          <table:table-cell office:value-type="string">
            <text:p>w1682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23">
            <text:p>1.023</text:p>
          </table:table-cell>
          <table:table-cell office:value-type="float" office:value="1.15948">
            <text:p>1.15948</text:p>
          </table:table-cell>
          <table:table-cell office:value-type="float" office:value="13.7813">
            <text:p>13.7813</text:p>
          </table:table-cell>
          <table:table-cell table:style-name="ce5" office:value-type="float" office:value="4.5809E-019">
            <text:p>4.58E-019</text:p>
          </table:table-cell>
          <table:table-cell office:value-type="float" office:value="0.509689">
            <text:p>0.509689</text:p>
          </table:table-cell>
        </table:table-row>
        <table:table-row table:style-name="ro2">
          <table:table-cell office:value-type="string">
            <text:p>w1680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26">
            <text:p>1.026</text:p>
          </table:table-cell>
          <table:table-cell office:value-type="float" office:value="1.16148">
            <text:p>1.16148</text:p>
          </table:table-cell>
          <table:table-cell office:value-type="float" office:value="14.7114">
            <text:p>14.7114</text:p>
          </table:table-cell>
          <table:table-cell table:style-name="ce5" office:value-type="float" office:value="4.52588E-019">
            <text:p>4.53E-019</text:p>
          </table:table-cell>
          <table:table-cell office:value-type="float" office:value="0.529774">
            <text:p>0.529774</text:p>
          </table:table-cell>
        </table:table-row>
        <table:table-row table:style-name="ro2">
          <table:table-cell office:value-type="string">
            <text:p>w1679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0.99">
            <text:p>0.99</text:p>
          </table:table-cell>
          <table:table-cell office:value-type="float" office:value="1.16043">
            <text:p>1.16043</text:p>
          </table:table-cell>
          <table:table-cell office:value-type="float" office:value="13.8406">
            <text:p>13.8406</text:p>
          </table:table-cell>
          <table:table-cell table:style-name="ce5" office:value-type="float" office:value="4.43347E-019">
            <text:p>4.43E-019</text:p>
          </table:table-cell>
          <table:table-cell office:value-type="float" office:value="0.137043">
            <text:p>0.137043</text:p>
          </table:table-cell>
        </table:table-row>
        <table:table-row table:style-name="ro2">
          <table:table-cell office:value-type="string">
            <text:p>w1678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39">
            <text:p>1.039</text:p>
          </table:table-cell>
          <table:table-cell office:value-type="float" office:value="1.16218">
            <text:p>1.16218</text:p>
          </table:table-cell>
          <table:table-cell office:value-type="float" office:value="14.129">
            <text:p>14.129</text:p>
          </table:table-cell>
          <table:table-cell table:style-name="ce5" office:value-type="float" office:value="4.23014E-019">
            <text:p>4.23E-019</text:p>
          </table:table-cell>
          <table:table-cell office:value-type="float" office:value="0.852464">
            <text:p>0.852464</text:p>
          </table:table-cell>
        </table:table-row>
        <table:table-row table:style-name="ro2">
          <table:table-cell office:value-type="string">
            <text:p>w1675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21">
            <text:p>1.021</text:p>
          </table:table-cell>
          <table:table-cell office:value-type="float" office:value="1.16232">
            <text:p>1.16232</text:p>
          </table:table-cell>
          <table:table-cell office:value-type="float" office:value="14.7345">
            <text:p>14.7345</text:p>
          </table:table-cell>
          <table:table-cell table:style-name="ce5" office:value-type="float" office:value="4.38674E-019">
            <text:p>4.39E-019</text:p>
          </table:table-cell>
          <table:table-cell office:value-type="float" office:value="0.422525">
            <text:p>0.422525</text:p>
          </table:table-cell>
        </table:table-row>
        <table:table-row table:style-name="ro2">
          <table:table-cell office:value-type="string">
            <text:p>w1674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12">
            <text:p>1.012</text:p>
          </table:table-cell>
          <table:table-cell office:value-type="float" office:value="1.1611">
            <text:p>1.1611</text:p>
          </table:table-cell>
          <table:table-cell office:value-type="float" office:value="14.5685">
            <text:p>14.5685</text:p>
          </table:table-cell>
          <table:table-cell table:style-name="ce5" office:value-type="float" office:value="4.54775E-019">
            <text:p>4.55E-019</text:p>
          </table:table-cell>
          <table:table-cell office:value-type="float" office:value="0.312778">
            <text:p>0.312778</text:p>
          </table:table-cell>
        </table:table-row>
        <table:table-row table:style-name="ro2">
          <table:table-cell office:value-type="string">
            <text:p>w1672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41">
            <text:p>1.041</text:p>
          </table:table-cell>
          <table:table-cell office:value-type="float" office:value="1.16126">
            <text:p>1.16126</text:p>
          </table:table-cell>
          <table:table-cell office:value-type="float" office:value="14.3923">
            <text:p>14.3923</text:p>
          </table:table-cell>
          <table:table-cell table:style-name="ce5" office:value-type="float" office:value="4.4648E-019">
            <text:p>4.46E-019</text:p>
          </table:table-cell>
          <table:table-cell office:value-type="float" office:value="0.954338">
            <text:p>0.954338</text:p>
          </table:table-cell>
        </table:table-row>
        <table:table-row table:style-name="ro2">
          <table:table-cell office:value-type="string">
            <text:p>w1671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37">
            <text:p>1.037</text:p>
          </table:table-cell>
          <table:table-cell office:value-type="float" office:value="1.16115">
            <text:p>1.16115</text:p>
          </table:table-cell>
          <table:table-cell office:value-type="float" office:value="14.6284">
            <text:p>14.6284</text:p>
          </table:table-cell>
          <table:table-cell table:style-name="ce5" office:value-type="float" office:value="4.55803E-019">
            <text:p>4.56E-019</text:p>
          </table:table-cell>
          <table:table-cell office:value-type="float" office:value="0.821133">
            <text:p>0.821133</text:p>
          </table:table-cell>
        </table:table-row>
        <table:table-row table:style-name="ro2">
          <table:table-cell office:value-type="string">
            <text:p>w1670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44">
            <text:p>1.044</text:p>
          </table:table-cell>
          <table:table-cell office:value-type="float" office:value="1.16029">
            <text:p>1.16029</text:p>
          </table:table-cell>
          <table:table-cell office:value-type="float" office:value="13.7273">
            <text:p>13.7273</text:p>
          </table:table-cell>
          <table:table-cell table:style-name="ce5" office:value-type="float" office:value="4.42096E-019">
            <text:p>4.42E-019</text:p>
          </table:table-cell>
          <table:table-cell office:value-type="float" office:value="1.11265">
            <text:p>1.11265</text:p>
          </table:table-cell>
        </table:table-row>
        <table:table-row table:style-name="ro1">
          <table:table-cell office:value-type="string">
            <text:p>w1744ARC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7E+016">
            <text:p>7.E+16</text:p>
          </table:table-cell>
          <table:table-cell office:value-type="string">
            <text:p>AlGaAs, Au galvano</text:p>
          </table:table-cell>
          <table:table-cell office:value-type="float" office:value="1.042">
            <text:p>1.042</text:p>
          </table:table-cell>
          <table:table-cell office:value-type="float" office:value="1.14911">
            <text:p>1.14911</text:p>
          </table:table-cell>
          <table:table-cell office:value-type="float" office:value="29.1088">
            <text:p>29.1088</text:p>
          </table:table-cell>
          <table:table-cell table:style-name="ce5" office:value-type="float" office:value="1.44487E-018">
            <text:p>1.44E-018</text:p>
          </table:table-cell>
          <table:table-cell office:value-type="float" office:value="1.58721">
            <text:p>1.58721</text:p>
          </table:table-cell>
        </table:table-row>
        <table:table-row table:style-name="ro1">
          <table:table-cell office:value-type="string">
            <text:p>w1743B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7E+016">
            <text:p>7.E+16</text:p>
          </table:table-cell>
          <table:table-cell office:value-type="string">
            <text:p>AlGaAs, Ag</text:p>
          </table:table-cell>
          <table:table-cell office:value-type="float" office:value="1.009">
            <text:p>1.009</text:p>
          </table:table-cell>
          <table:table-cell office:value-type="float" office:value="1.15246">
            <text:p>1.15246</text:p>
          </table:table-cell>
          <table:table-cell office:value-type="float" office:value="21.7244">
            <text:p>21.7244</text:p>
          </table:table-cell>
          <table:table-cell table:style-name="ce5" office:value-type="float" office:value="9.47335E-019">
            <text:p>9.47E-019</text:p>
          </table:table-cell>
          <table:table-cell office:value-type="float" office:value="0.389055">
            <text:p>0.389055</text:p>
          </table:table-cell>
        </table:table-row>
        <table:table-row table:style-name="ro2">
          <table:table-cell office:value-type="string">
            <text:p>w1735ARC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50">
            <text:p>250</text:p>
          </table:table-cell>
          <table:table-cell table:style-name="ce4" office:value-type="float" office:value="7E+016">
            <text:p>7.E+16</text:p>
          </table:table-cell>
          <table:table-cell/>
          <table:table-cell office:value-type="float" office:value="1.036">
            <text:p>1.036</text:p>
          </table:table-cell>
          <table:table-cell office:value-type="float" office:value="1.15149">
            <text:p>1.15149</text:p>
          </table:table-cell>
          <table:table-cell office:value-type="float" office:value="29.1423">
            <text:p>29.1423</text:p>
          </table:table-cell>
          <table:table-cell table:style-name="ce5" office:value-type="float" office:value="1.31944E-018">
            <text:p>1.32E-018</text:p>
          </table:table-cell>
          <table:table-cell office:value-type="float" office:value="1.14789">
            <text:p>1.14789</text:p>
          </table:table-cell>
        </table:table-row>
        <table:table-row table:style-name="ro2">
          <table:table-cell office:value-type="string">
            <text:p>w1715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50">
            <text:p>250</text:p>
          </table:table-cell>
          <table:table-cell table:style-name="ce4" office:value-type="float" office:value="7E+016">
            <text:p>7.E+16</text:p>
          </table:table-cell>
          <table:table-cell/>
          <table:table-cell office:value-type="float" office:value="1.055">
            <text:p>1.055</text:p>
          </table:table-cell>
          <table:table-cell office:value-type="float" office:value="1.14736">
            <text:p>1.14736</text:p>
          </table:table-cell>
          <table:table-cell office:value-type="float" office:value="29.3613">
            <text:p>29.3613</text:p>
          </table:table-cell>
          <table:table-cell table:style-name="ce5" office:value-type="float" office:value="1.55953E-018">
            <text:p>1.56E-018</text:p>
          </table:table-cell>
          <table:table-cell office:value-type="float" office:value="2.80826">
            <text:p>2.80826</text:p>
          </table:table-cell>
        </table:table-row>
        <table:table-row table:style-name="ro3">
          <table:table-cell office:value-type="string">
            <text:p>w1707-2</text:p>
          </table:table-cell>
          <table:table-cell table:style-name="ce1" office:value-type="string">
            <text:p>ELO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60">
            <text:p>60</text:p>
          </table:table-cell>
          <table:table-cell table:style-name="ce4" office:value-type="float" office:value="2E+017">
            <text:p>2.E+17</text:p>
          </table:table-cell>
          <table:table-cell office:value-type="string">
            <text:p>AlGaAs</text:p>
          </table:table-cell>
          <table:table-cell office:value-type="float" office:value="1.05">
            <text:p>1.05</text:p>
          </table:table-cell>
          <table:table-cell office:value-type="float" office:value="1.14839">
            <text:p>1.14839</text:p>
          </table:table-cell>
          <table:table-cell office:value-type="float" office:value="21.051">
            <text:p>21.051</text:p>
          </table:table-cell>
          <table:table-cell table:style-name="ce5" office:value-type="float" office:value="1.07428E-018">
            <text:p>1.07E-018</text:p>
          </table:table-cell>
          <table:table-cell office:value-type="float" office:value="2.22366">
            <text:p>2.22366</text:p>
          </table:table-cell>
        </table:table-row>
        <table:table-row table:style-name="ro2">
          <table:table-cell office:value-type="string">
            <text:p>w1689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1">
            <text:p>1.01</text:p>
          </table:table-cell>
          <table:table-cell office:value-type="float" office:value="1.14783">
            <text:p>1.14783</text:p>
          </table:table-cell>
          <table:table-cell office:value-type="float" office:value="19.2364">
            <text:p>19.2364</text:p>
          </table:table-cell>
          <table:table-cell table:style-name="ce5" office:value-type="float" office:value="1.00312E-018">
            <text:p>1.00E-018</text:p>
          </table:table-cell>
          <table:table-cell office:value-type="float" office:value="0.483597">
            <text:p>0.483597</text:p>
          </table:table-cell>
        </table:table-row>
        <table:table-row table:style-name="ro2">
          <table:table-cell office:value-type="string">
            <text:p>w1683</text:p>
          </table:table-cell>
          <table:table-cell table:style-name="ce2" office:value-type="string">
            <text:p>ELO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37">
            <text:p>1.037</text:p>
          </table:table-cell>
          <table:table-cell office:value-type="float" office:value="1.15959">
            <text:p>1.15959</text:p>
          </table:table-cell>
          <table:table-cell office:value-type="float" office:value="21.5837">
            <text:p>21.5837</text:p>
          </table:table-cell>
          <table:table-cell table:style-name="ce5" office:value-type="float" office:value="7.1417E-019">
            <text:p>7.14E-019</text:p>
          </table:table-cell>
          <table:table-cell office:value-type="float" office:value="0.871985">
            <text:p>0.871985</text:p>
          </table:table-cell>
        </table:table-row>
        <table:table-row table:style-name="ro2">
          <table:table-cell office:value-type="string">
            <text:p>w1664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/>
          <table:table-cell office:value-type="float" office:value="1.004">
            <text:p>1.004</text:p>
          </table:table-cell>
          <table:table-cell office:value-type="float" office:value="1.1467">
            <text:p>1.1467</text:p>
          </table:table-cell>
          <table:table-cell office:value-type="float" office:value="19.5373">
            <text:p>19.5373</text:p>
          </table:table-cell>
          <table:table-cell table:style-name="ce5" office:value-type="float" office:value="1.06431E-018">
            <text:p>1.06E-018</text:p>
          </table:table-cell>
          <table:table-cell office:value-type="float" office:value="0.400556">
            <text:p>0.400556</text:p>
          </table:table-cell>
        </table:table-row>
        <table:table-row table:style-name="ro2">
          <table:table-cell office:value-type="string">
            <text:p>w1662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26">
            <text:p>1.026</text:p>
          </table:table-cell>
          <table:table-cell office:value-type="float" office:value="1.14497">
            <text:p>1.14497</text:p>
          </table:table-cell>
          <table:table-cell office:value-type="float" office:value="19.5908">
            <text:p>19.5908</text:p>
          </table:table-cell>
          <table:table-cell table:style-name="ce5" office:value-type="float" office:value="1.14112E-018">
            <text:p>1.14E-018</text:p>
          </table:table-cell>
          <table:table-cell office:value-type="float" office:value="1.00305">
            <text:p>1.00305</text:p>
          </table:table-cell>
        </table:table-row>
        <table:table-row table:style-name="ro2">
          <table:table-cell office:value-type="string">
            <text:p>w1660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0.985">
            <text:p>0.985</text:p>
          </table:table-cell>
          <table:table-cell office:value-type="float" office:value="1.14496">
            <text:p>1.14496</text:p>
          </table:table-cell>
          <table:table-cell office:value-type="float" office:value="17.9886">
            <text:p>17.9886</text:p>
          </table:table-cell>
          <table:table-cell table:style-name="ce5" office:value-type="float" office:value="1.04824E-018">
            <text:p>1.05E-018</text:p>
          </table:table-cell>
          <table:table-cell office:value-type="float" office:value="0.205464">
            <text:p>0.205464</text:p>
          </table:table-cell>
        </table:table-row>
        <table:table-row table:style-name="ro2">
          <table:table-cell office:value-type="string">
            <text:p>w1657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1">
            <text:p>1.01</text:p>
          </table:table-cell>
          <table:table-cell office:value-type="float" office:value="1.14599">
            <text:p>1.14599</text:p>
          </table:table-cell>
          <table:table-cell office:value-type="float" office:value="26.1354">
            <text:p>26.1354</text:p>
          </table:table-cell>
          <table:table-cell table:style-name="ce5" office:value-type="float" office:value="1.46384E-018">
            <text:p>1.46E-018</text:p>
          </table:table-cell>
          <table:table-cell office:value-type="float" office:value="0.51942">
            <text:p>0.51942</text:p>
          </table:table-cell>
        </table:table-row>
        <table:table-row table:style-name="ro2">
          <table:table-cell office:value-type="string">
            <text:p>w1642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13">
            <text:p>1.013</text:p>
          </table:table-cell>
          <table:table-cell office:value-type="float" office:value="1.14923">
            <text:p>1.14923</text:p>
          </table:table-cell>
          <table:table-cell office:value-type="float" office:value="21.2163">
            <text:p>21.2163</text:p>
          </table:table-cell>
          <table:table-cell table:style-name="ce5" office:value-type="float" office:value="1.04807E-018">
            <text:p>1.05E-018</text:p>
          </table:table-cell>
          <table:table-cell office:value-type="float" office:value="0.514485">
            <text:p>0.514485</text:p>
          </table:table-cell>
        </table:table-row>
        <table:table-row table:style-name="ro2">
          <table:table-cell office:value-type="string">
            <text:p>w1632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0.991">
            <text:p>0.991</text:p>
          </table:table-cell>
          <table:table-cell office:value-type="float" office:value="1.14074">
            <text:p>1.14074</text:p>
          </table:table-cell>
          <table:table-cell office:value-type="float" office:value="19.9351">
            <text:p>19.9351</text:p>
          </table:table-cell>
          <table:table-cell table:style-name="ce5" office:value-type="float" office:value="1.36767E-018">
            <text:p>1.37E-018</text:p>
          </table:table-cell>
          <table:table-cell office:value-type="float" office:value="0.305092">
            <text:p>0.305092</text:p>
          </table:table-cell>
        </table:table-row>
        <table:table-row table:style-name="ro2" table:number-rows-repeated="104854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LO" table:style-name="ta1">
        <table:shapes>
          <draw:frame draw:z-index="0" draw:style-name="gr1" svg:width="6.298in" svg:height="3.5465in" svg:x="0in" svg:y="3.663in">
            <draw:object draw:notify-on-update-of-ranges="ELO.D3:ELO.D3 ELO.D5:ELO.D5 ELO.D10:ELO.D14 ELO.H3:ELO.H3 ELO.H5:ELO.H5 ELO.H10:ELO.H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>
            <text:p>cell</text:p>
          </table:table-cell>
          <table:table-cell office:value-type="string">
            <text:p>type</text:p>
          </table:table-cell>
          <table:table-cell office:value-type="string">
            <text:p>thickness</text:p>
          </table:table-cell>
          <table:table-cell office:value-type="string">
            <text:p>pctc</text:p>
          </table:table-cell>
          <table:table-cell office:value-type="string">
            <text:p>basedope</text:p>
          </table:table-cell>
          <table:table-cell office:value-type="string">
            <text:p>comment</text:p>
          </table:table-cell>
          <table:table-cell office:value-type="string">
            <text:p>Voc(V)</text:p>
          </table:table-cell>
          <table:table-cell office:value-type="string">
            <text:p>Vlim(V)</text:p>
          </table:table-cell>
          <table:table-cell office:value-type="string">
            <text:p>J_sc(mA/cm^2)</text:p>
          </table:table-cell>
          <table:table-cell office:value-type="string">
            <text:p>J_0_r</text:p>
          </table:table-cell>
          <table:table-cell office:value-type="string">
            <text:p>ERE(%)</text:p>
          </table:table-cell>
        </table:table-row>
        <table:table-row table:style-name="ro2">
          <table:table-cell office:value-type="string">
            <text:p>w1683</text:p>
          </table:table-cell>
          <table:table-cell table:style-name="ce2" office:value-type="string">
            <text:p>ELO</text:p>
          </table:table-cell>
          <table:table-cell table:style-name="ce2" office:value-type="float" office:value="0.5">
            <text:p>0.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37">
            <text:p>1.037</text:p>
          </table:table-cell>
          <table:table-cell office:value-type="float" office:value="1.15959">
            <text:p>1.15959</text:p>
          </table:table-cell>
          <table:table-cell office:value-type="float" office:value="21.5837">
            <text:p>21.5837</text:p>
          </table:table-cell>
          <table:table-cell table:style-name="ce5" office:value-type="float" office:value="7.1417E-019">
            <text:p>7.14E-019</text:p>
          </table:table-cell>
          <table:table-cell office:value-type="float" office:value="0.871985">
            <text:p>0.871985</text:p>
          </table:table-cell>
        </table:table-row>
        <table:table-row table:style-name="ro2">
          <table:table-cell office:value-type="string">
            <text:p>w1632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0.991">
            <text:p>0.991</text:p>
          </table:table-cell>
          <table:table-cell office:value-type="float" office:value="1.14074">
            <text:p>1.14074</text:p>
          </table:table-cell>
          <table:table-cell office:value-type="float" office:value="19.9351">
            <text:p>19.9351</text:p>
          </table:table-cell>
          <table:table-cell table:style-name="ce5" office:value-type="float" office:value="1.36767E-018">
            <text:p>1.37E-018</text:p>
          </table:table-cell>
          <table:table-cell office:value-type="float" office:value="0.305092">
            <text:p>0.305092</text:p>
          </table:table-cell>
        </table:table-row>
        <table:table-row table:style-name="ro3">
          <table:table-cell office:value-type="string">
            <text:p>w1707-2</text:p>
          </table:table-cell>
          <table:table-cell table:style-name="ce1" office:value-type="string">
            <text:p>ELO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60">
            <text:p>60</text:p>
          </table:table-cell>
          <table:table-cell table:style-name="ce4" office:value-type="float" office:value="2E+017">
            <text:p>2.E+17</text:p>
          </table:table-cell>
          <table:table-cell office:value-type="string">
            <text:p>AlGaAs</text:p>
          </table:table-cell>
          <table:table-cell office:value-type="float" office:value="1.05">
            <text:p>1.05</text:p>
          </table:table-cell>
          <table:table-cell office:value-type="float" office:value="1.14839">
            <text:p>1.14839</text:p>
          </table:table-cell>
          <table:table-cell office:value-type="float" office:value="21.051">
            <text:p>21.051</text:p>
          </table:table-cell>
          <table:table-cell table:style-name="ce5" office:value-type="float" office:value="1.07428E-018">
            <text:p>1.07E-018</text:p>
          </table:table-cell>
          <table:table-cell office:value-type="float" office:value="2.22366">
            <text:p>2.22366</text:p>
          </table:table-cell>
        </table:table-row>
        <table:table-row table:style-name="ro2">
          <table:table-cell office:value-type="string">
            <text:p>w1642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13">
            <text:p>1.013</text:p>
          </table:table-cell>
          <table:table-cell office:value-type="float" office:value="1.14923">
            <text:p>1.14923</text:p>
          </table:table-cell>
          <table:table-cell office:value-type="float" office:value="21.2163">
            <text:p>21.2163</text:p>
          </table:table-cell>
          <table:table-cell table:style-name="ce5" office:value-type="float" office:value="1.04807E-018">
            <text:p>1.05E-018</text:p>
          </table:table-cell>
          <table:table-cell office:value-type="float" office:value="0.514485">
            <text:p>0.514485</text:p>
          </table:table-cell>
        </table:table-row>
        <table:table-row table:style-name="ro1">
          <table:table-cell office:value-type="string">
            <text:p>w1744ARC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7E+016">
            <text:p>7.E+16</text:p>
          </table:table-cell>
          <table:table-cell office:value-type="string">
            <text:p>AlGaAs, Au galvano</text:p>
          </table:table-cell>
          <table:table-cell office:value-type="float" office:value="1.042">
            <text:p>1.042</text:p>
          </table:table-cell>
          <table:table-cell office:value-type="float" office:value="1.14911">
            <text:p>1.14911</text:p>
          </table:table-cell>
          <table:table-cell office:value-type="float" office:value="29.1088">
            <text:p>29.1088</text:p>
          </table:table-cell>
          <table:table-cell table:style-name="ce5" office:value-type="float" office:value="1.44487E-018">
            <text:p>1.44E-018</text:p>
          </table:table-cell>
          <table:table-cell office:value-type="float" office:value="1.58721">
            <text:p>1.58721</text:p>
          </table:table-cell>
        </table:table-row>
        <table:table-row table:style-name="ro1">
          <table:table-cell office:value-type="string">
            <text:p>w1743B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7E+016">
            <text:p>7.E+16</text:p>
          </table:table-cell>
          <table:table-cell office:value-type="string">
            <text:p>AlGaAs, Ag</text:p>
          </table:table-cell>
          <table:table-cell office:value-type="float" office:value="1.009">
            <text:p>1.009</text:p>
          </table:table-cell>
          <table:table-cell office:value-type="float" office:value="1.15246">
            <text:p>1.15246</text:p>
          </table:table-cell>
          <table:table-cell office:value-type="float" office:value="21.7244">
            <text:p>21.7244</text:p>
          </table:table-cell>
          <table:table-cell table:style-name="ce5" office:value-type="float" office:value="9.47335E-019">
            <text:p>9.47E-019</text:p>
          </table:table-cell>
          <table:table-cell office:value-type="float" office:value="0.389055">
            <text:p>0.389055</text:p>
          </table:table-cell>
        </table:table-row>
        <table:table-row table:style-name="ro2">
          <table:table-cell office:value-type="string">
            <text:p>w1735ARC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50">
            <text:p>250</text:p>
          </table:table-cell>
          <table:table-cell table:style-name="ce4" office:value-type="float" office:value="7E+016">
            <text:p>7.E+16</text:p>
          </table:table-cell>
          <table:table-cell/>
          <table:table-cell office:value-type="float" office:value="1.036">
            <text:p>1.036</text:p>
          </table:table-cell>
          <table:table-cell office:value-type="float" office:value="1.15149">
            <text:p>1.15149</text:p>
          </table:table-cell>
          <table:table-cell office:value-type="float" office:value="29.1423">
            <text:p>29.1423</text:p>
          </table:table-cell>
          <table:table-cell table:style-name="ce5" office:value-type="float" office:value="1.31944E-018">
            <text:p>1.32E-018</text:p>
          </table:table-cell>
          <table:table-cell office:value-type="float" office:value="1.14789">
            <text:p>1.14789</text:p>
          </table:table-cell>
        </table:table-row>
        <table:table-row table:style-name="ro2">
          <table:table-cell office:value-type="string">
            <text:p>w1715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50">
            <text:p>250</text:p>
          </table:table-cell>
          <table:table-cell table:style-name="ce4" office:value-type="float" office:value="7E+016">
            <text:p>7.E+16</text:p>
          </table:table-cell>
          <table:table-cell/>
          <table:table-cell office:value-type="float" office:value="1.055">
            <text:p>1.055</text:p>
          </table:table-cell>
          <table:table-cell office:value-type="float" office:value="1.14736">
            <text:p>1.14736</text:p>
          </table:table-cell>
          <table:table-cell office:value-type="float" office:value="29.3613">
            <text:p>29.3613</text:p>
          </table:table-cell>
          <table:table-cell table:style-name="ce5" office:value-type="float" office:value="1.55953E-018">
            <text:p>1.56E-018</text:p>
          </table:table-cell>
          <table:table-cell office:value-type="float" office:value="2.80826">
            <text:p>2.80826</text:p>
          </table:table-cell>
        </table:table-row>
        <table:table-row table:style-name="ro2">
          <table:table-cell office:value-type="string">
            <text:p>w1689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1">
            <text:p>1.01</text:p>
          </table:table-cell>
          <table:table-cell office:value-type="float" office:value="1.14783">
            <text:p>1.14783</text:p>
          </table:table-cell>
          <table:table-cell office:value-type="float" office:value="19.2364">
            <text:p>19.2364</text:p>
          </table:table-cell>
          <table:table-cell table:style-name="ce5" office:value-type="float" office:value="1.00312E-018">
            <text:p>1.00E-018</text:p>
          </table:table-cell>
          <table:table-cell office:value-type="float" office:value="0.483597">
            <text:p>0.483597</text:p>
          </table:table-cell>
        </table:table-row>
        <table:table-row table:style-name="ro2">
          <table:table-cell office:value-type="string">
            <text:p>w1664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 table:style-name="ce3"/>
          <table:table-cell office:value-type="float" office:value="1.004">
            <text:p>1.004</text:p>
          </table:table-cell>
          <table:table-cell office:value-type="float" office:value="1.1467">
            <text:p>1.1467</text:p>
          </table:table-cell>
          <table:table-cell office:value-type="float" office:value="19.5373">
            <text:p>19.5373</text:p>
          </table:table-cell>
          <table:table-cell table:style-name="ce5" office:value-type="float" office:value="1.06431E-018">
            <text:p>1.06E-018</text:p>
          </table:table-cell>
          <table:table-cell office:value-type="float" office:value="0.400556">
            <text:p>0.400556</text:p>
          </table:table-cell>
        </table:table-row>
        <table:table-row table:style-name="ro2">
          <table:table-cell office:value-type="string">
            <text:p>w1662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26">
            <text:p>1.026</text:p>
          </table:table-cell>
          <table:table-cell office:value-type="float" office:value="1.14497">
            <text:p>1.14497</text:p>
          </table:table-cell>
          <table:table-cell office:value-type="float" office:value="19.5908">
            <text:p>19.5908</text:p>
          </table:table-cell>
          <table:table-cell table:style-name="ce5" office:value-type="float" office:value="1.14112E-018">
            <text:p>1.14E-018</text:p>
          </table:table-cell>
          <table:table-cell office:value-type="float" office:value="1.00305">
            <text:p>1.00305</text:p>
          </table:table-cell>
        </table:table-row>
        <table:table-row table:style-name="ro2">
          <table:table-cell office:value-type="string">
            <text:p>w1660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0.985">
            <text:p>0.985</text:p>
          </table:table-cell>
          <table:table-cell office:value-type="float" office:value="1.14496">
            <text:p>1.14496</text:p>
          </table:table-cell>
          <table:table-cell office:value-type="float" office:value="17.9886">
            <text:p>17.9886</text:p>
          </table:table-cell>
          <table:table-cell table:style-name="ce5" office:value-type="float" office:value="1.04824E-018">
            <text:p>1.05E-018</text:p>
          </table:table-cell>
          <table:table-cell office:value-type="float" office:value="0.205464">
            <text:p>0.205464</text:p>
          </table:table-cell>
        </table:table-row>
        <table:table-row table:style-name="ro2">
          <table:table-cell office:value-type="string">
            <text:p>w1657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2E+017">
            <text:p>2.E+17</text:p>
          </table:table-cell>
          <table:table-cell/>
          <table:table-cell office:value-type="float" office:value="1.01">
            <text:p>1.01</text:p>
          </table:table-cell>
          <table:table-cell office:value-type="float" office:value="1.14599">
            <text:p>1.14599</text:p>
          </table:table-cell>
          <table:table-cell office:value-type="float" office:value="26.1354">
            <text:p>26.1354</text:p>
          </table:table-cell>
          <table:table-cell table:style-name="ce5" office:value-type="float" office:value="1.46384E-018">
            <text:p>1.46E-018</text:p>
          </table:table-cell>
          <table:table-cell office:value-type="float" office:value="0.51942">
            <text:p>0.51942</text:p>
          </table:table-cell>
        </table:table-row>
        <table:table-row table:style-name="ro2">
          <table:table-cell table:style-name="ce3" table:number-columns-repeated="5"/>
          <table:table-cell table:style-name="ce4"/>
          <table:table-cell table:number-columns-repeated="5"/>
        </table:table-row>
        <table:table-row table:style-name="ro2">
          <table:table-cell table:style-name="ce3" table:number-columns-repeated="5"/>
          <table:table-cell table:style-name="ce4"/>
          <table:table-cell table:formula="of:=SUM([.G2:.G14])/13" office:value-type="float" office:value="1.02061538461538">
            <text:p>1.0206153846</text:p>
          </table:table-cell>
          <table:table-cell table:formula="of:=SUM([.H2:.H14])/13" office:value-type="float" office:value="1.14837076923077">
            <text:p>1.1483707692</text:p>
          </table:table-cell>
          <table:table-cell table:formula="of:=SUM([.I2:.I14])/13" office:value-type="float" office:value="22.7393384615385">
            <text:p>22.7393384615</text:p>
          </table:table-cell>
          <table:table-cell table:formula="of:=SUM([.J2:.J14])/13" office:value-type="float" office:value="1.16892269230769E-018">
            <text:p>1.16892269230769E-018</text:p>
          </table:table-cell>
          <table:table-cell table:formula="of:=SUM([.K2:.K14])/13" office:value-type="float" office:value="0.958440307692308">
            <text:p>0.9584403077</text:p>
          </table:table-cell>
        </table:table-row>
        <table:table-row table:style-name="ro2" table:number-rows-repeated="2">
          <table:table-cell table:style-name="ce3" table:number-columns-repeated="5"/>
          <table:table-cell table:style-name="ce4"/>
          <table:table-cell table:number-columns-repeated="5"/>
        </table:table-row>
        <table:table-row table:style-name="ro2" table:number-rows-repeated="104854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UB" table:style-name="ta1">
        <table:shapes>
          <draw:frame draw:z-index="0" draw:style-name="gr1" svg:width="6.298in" svg:height="3.5354in" svg:x="7.4575in" svg:y="3.7858in">
            <draw:object draw:notify-on-update-of-ranges="SUB.E2:SUB.E9 SUB.H2:SUB.H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35in" svg:x="0.0543in" svg:y="3.6823in">
            <draw:object draw:notify-on-update-of-ranges="SUB.E2:SUB.E9 SUB.J2:SUB.J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>
            <text:p>cell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thickness</text:p>
          </table:table-cell>
          <table:table-cell table:style-name="Default" office:value-type="string">
            <text:p>pctc</text:p>
          </table:table-cell>
          <table:table-cell table:style-name="Default" office:value-type="string">
            <text:p>basedope</text:p>
          </table:table-cell>
          <table:table-cell office:value-type="string">
            <text:p>comment</text:p>
          </table:table-cell>
          <table:table-cell office:value-type="string">
            <text:p>Voc(V)</text:p>
          </table:table-cell>
          <table:table-cell office:value-type="string">
            <text:p>Vlim(V)</text:p>
          </table:table-cell>
          <table:table-cell office:value-type="string">
            <text:p>J_sc(mA/cm^2)</text:p>
          </table:table-cell>
          <table:table-cell table:style-name="Default" office:value-type="string">
            <text:p>J_0_r</text:p>
          </table:table-cell>
          <table:table-cell office:value-type="string">
            <text:p>ERE(%)</text:p>
          </table:table-cell>
        </table:table-row>
        <table:table-row table:style-name="ro3">
          <table:table-cell office:value-type="string">
            <text:p>w1734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E+016">
            <text:p>7.E+16</text:p>
          </table:table-cell>
          <table:table-cell/>
          <table:table-cell office:value-type="float" office:value="1.021">
            <text:p>1.021</text:p>
          </table:table-cell>
          <table:table-cell office:value-type="float" office:value="1.1482">
            <text:p>1.1482</text:p>
          </table:table-cell>
          <table:table-cell office:value-type="float" office:value="20.5595">
            <text:p>20.5595</text:p>
          </table:table-cell>
          <table:table-cell office:value-type="float" office:value="1.05696E-018">
            <text:p>1.06E-018</text:p>
          </table:table-cell>
          <table:table-cell office:value-type="float" office:value="0.729613">
            <text:p>0.729613</text:p>
          </table:table-cell>
        </table:table-row>
        <table:table-row table:style-name="ro3">
          <table:table-cell office:value-type="string">
            <text:p>w1718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E+016">
            <text:p>7.E+16</text:p>
          </table:table-cell>
          <table:table-cell/>
          <table:table-cell office:value-type="float" office:value="0.996">
            <text:p>0.996</text:p>
          </table:table-cell>
          <table:table-cell office:value-type="float" office:value="1.14386">
            <text:p>1.14386</text:p>
          </table:table-cell>
          <table:table-cell office:value-type="float" office:value="18.4515">
            <text:p>18.4515</text:p>
          </table:table-cell>
          <table:table-cell office:value-type="float" office:value="1.12229E-018">
            <text:p>1.12E-018</text:p>
          </table:table-cell>
          <table:table-cell office:value-type="float" office:value="0.328201">
            <text:p>0.328201</text:p>
          </table:table-cell>
        </table:table-row>
        <table:table-row table:style-name="ro3">
          <table:table-cell office:value-type="string">
            <text:p>w1717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E+016">
            <text:p>7.E+16</text:p>
          </table:table-cell>
          <table:table-cell/>
          <table:table-cell office:value-type="float" office:value="1.02">
            <text:p>1.02</text:p>
          </table:table-cell>
          <table:table-cell office:value-type="float" office:value="1.14527">
            <text:p>1.14527</text:p>
          </table:table-cell>
          <table:table-cell office:value-type="float" office:value="18.822">
            <text:p>18.822</text:p>
          </table:table-cell>
          <table:table-cell office:value-type="float" office:value="1.08385E-018">
            <text:p>1.08E-018</text:p>
          </table:table-cell>
          <table:table-cell office:value-type="float" office:value="0.786232">
            <text:p>0.786232</text:p>
          </table:table-cell>
        </table:table-row>
        <table:table-row table:style-name="ro3">
          <table:table-cell office:value-type="string">
            <text:p>w1714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5E+016">
            <text:p>5.E+16</text:p>
          </table:table-cell>
          <table:table-cell office:value-type="string">
            <text:p>NOR</text:p>
          </table:table-cell>
          <table:table-cell office:value-type="float" office:value="0.959">
            <text:p>0.959</text:p>
          </table:table-cell>
          <table:table-cell office:value-type="float" office:value="1.15206">
            <text:p>1.15206</text:p>
          </table:table-cell>
          <table:table-cell office:value-type="float" office:value="20.1766">
            <text:p>20.1766</text:p>
          </table:table-cell>
          <table:table-cell office:value-type="float" office:value="8.9338E-019">
            <text:p>8.93E-019</text:p>
          </table:table-cell>
          <table:table-cell office:value-type="float" office:value="0.0571057">
            <text:p>0.0571057</text:p>
          </table:table-cell>
        </table:table-row>
        <table:table-row table:style-name="ro3">
          <table:table-cell office:value-type="string">
            <text:p>w1705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E+016">
            <text:p>7.E+16</text:p>
          </table:table-cell>
          <table:table-cell/>
          <table:table-cell office:value-type="float" office:value="0.979">
            <text:p>0.979</text:p>
          </table:table-cell>
          <table:table-cell office:value-type="float" office:value="1.14405">
            <text:p>1.14405</text:p>
          </table:table-cell>
          <table:table-cell office:value-type="float" office:value="20.6274">
            <text:p>20.6274</text:p>
          </table:table-cell>
          <table:table-cell office:value-type="float" office:value="1.24543E-018">
            <text:p>1.25E-018</text:p>
          </table:table-cell>
          <table:table-cell office:value-type="float" office:value="0.168792">
            <text:p>0.168792</text:p>
          </table:table-cell>
        </table:table-row>
        <table:table-row table:style-name="ro3">
          <table:table-cell office:value-type="string">
            <text:p>w1703AARC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/>
          <table:table-cell office:value-type="float" office:value="1.051">
            <text:p>1.051</text:p>
          </table:table-cell>
          <table:table-cell office:value-type="float" office:value="1.14751">
            <text:p>1.14751</text:p>
          </table:table-cell>
          <table:table-cell office:value-type="float" office:value="28.7691">
            <text:p>28.7691</text:p>
          </table:table-cell>
          <table:table-cell office:value-type="float" office:value="1.51929E-018">
            <text:p>1.52E-018</text:p>
          </table:table-cell>
          <table:table-cell office:value-type="float" office:value="2.39188">
            <text:p>2.39188</text:p>
          </table:table-cell>
        </table:table-row>
        <table:table-row table:style-name="ro3">
          <table:table-cell office:value-type="string">
            <text:p>w1699ARC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/>
          <table:table-cell office:value-type="float" office:value="1.016">
            <text:p>1.016</text:p>
          </table:table-cell>
          <table:table-cell office:value-type="float" office:value="1.14154">
            <text:p>1.14154</text:p>
          </table:table-cell>
          <table:table-cell office:value-type="float" office:value="28.8024">
            <text:p>28.8024</text:p>
          </table:table-cell>
          <table:table-cell office:value-type="float" office:value="1.91601E-018">
            <text:p>1.92E-018</text:p>
          </table:table-cell>
          <table:table-cell office:value-type="float" office:value="0.778069">
            <text:p>0.778069</text:p>
          </table:table-cell>
        </table:table-row>
        <table:table-row table:style-name="ro3">
          <table:table-cell office:value-type="string">
            <text:p>w1691</text:p>
          </table:table-cell>
          <table:table-cell table:style-name="ce1" office:value-type="string">
            <text:p>sub</text:p>
          </table:table-cell>
          <table:table-cell table:style-name="ce1"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/>
          <table:table-cell office:value-type="float" office:value="0.954">
            <text:p>0.954</text:p>
          </table:table-cell>
          <table:table-cell office:value-type="float" office:value="1.14396">
            <text:p>1.14396</text:p>
          </table:table-cell>
          <table:table-cell office:value-type="float" office:value="22.0558">
            <text:p>22.0558</text:p>
          </table:table-cell>
          <table:table-cell office:value-type="float" office:value="1.33625E-018">
            <text:p>1.34E-018</text:p>
          </table:table-cell>
          <table:table-cell office:value-type="float" office:value="0.0643961">
            <text:p>0.0643961</text:p>
          </table:table-cell>
        </table:table-row>
        <table:table-row table:style-name="ro2">
          <table:table-cell office:value-type="string">
            <text:p>w1682</text:p>
          </table:table-cell>
          <table:table-cell office:value-type="string">
            <text:p>sub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23">
            <text:p>1.023</text:p>
          </table:table-cell>
          <table:table-cell office:value-type="float" office:value="1.15948">
            <text:p>1.15948</text:p>
          </table:table-cell>
          <table:table-cell office:value-type="float" office:value="13.7813">
            <text:p>13.7813</text:p>
          </table:table-cell>
          <table:table-cell office:value-type="float" office:value="4.5809E-019">
            <text:p>4.58E-019</text:p>
          </table:table-cell>
          <table:table-cell office:value-type="float" office:value="0.509689">
            <text:p>0.509689</text:p>
          </table:table-cell>
        </table:table-row>
        <table:table-row table:style-name="ro2">
          <table:table-cell office:value-type="string">
            <text:p>w1680</text:p>
          </table:table-cell>
          <table:table-cell office:value-type="string">
            <text:p>sub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26">
            <text:p>1.026</text:p>
          </table:table-cell>
          <table:table-cell office:value-type="float" office:value="1.16148">
            <text:p>1.16148</text:p>
          </table:table-cell>
          <table:table-cell office:value-type="float" office:value="14.7114">
            <text:p>14.7114</text:p>
          </table:table-cell>
          <table:table-cell office:value-type="float" office:value="4.52588E-019">
            <text:p>4.53E-019</text:p>
          </table:table-cell>
          <table:table-cell office:value-type="float" office:value="0.529774">
            <text:p>0.529774</text:p>
          </table:table-cell>
        </table:table-row>
        <table:table-row table:style-name="ro2">
          <table:table-cell office:value-type="string">
            <text:p>w1679</text:p>
          </table:table-cell>
          <table:table-cell office:value-type="string">
            <text:p>sub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0.99">
            <text:p>0.99</text:p>
          </table:table-cell>
          <table:table-cell office:value-type="float" office:value="1.16043">
            <text:p>1.16043</text:p>
          </table:table-cell>
          <table:table-cell office:value-type="float" office:value="13.8406">
            <text:p>13.8406</text:p>
          </table:table-cell>
          <table:table-cell office:value-type="float" office:value="4.43347E-019">
            <text:p>4.43E-019</text:p>
          </table:table-cell>
          <table:table-cell office:value-type="float" office:value="0.137043">
            <text:p>0.137043</text:p>
          </table:table-cell>
        </table:table-row>
        <table:table-row table:style-name="ro2">
          <table:table-cell office:value-type="string">
            <text:p>w1678</text:p>
          </table:table-cell>
          <table:table-cell office:value-type="string">
            <text:p>sub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39">
            <text:p>1.039</text:p>
          </table:table-cell>
          <table:table-cell office:value-type="float" office:value="1.16218">
            <text:p>1.16218</text:p>
          </table:table-cell>
          <table:table-cell office:value-type="float" office:value="14.129">
            <text:p>14.129</text:p>
          </table:table-cell>
          <table:table-cell office:value-type="float" office:value="4.23014E-019">
            <text:p>4.23E-019</text:p>
          </table:table-cell>
          <table:table-cell office:value-type="float" office:value="0.852464">
            <text:p>0.852464</text:p>
          </table:table-cell>
        </table:table-row>
        <table:table-row table:style-name="ro2">
          <table:table-cell office:value-type="string">
            <text:p>w1675</text:p>
          </table:table-cell>
          <table:table-cell office:value-type="string">
            <text:p>sub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21">
            <text:p>1.021</text:p>
          </table:table-cell>
          <table:table-cell office:value-type="float" office:value="1.16232">
            <text:p>1.16232</text:p>
          </table:table-cell>
          <table:table-cell office:value-type="float" office:value="14.7345">
            <text:p>14.7345</text:p>
          </table:table-cell>
          <table:table-cell office:value-type="float" office:value="4.38674E-019">
            <text:p>4.39E-019</text:p>
          </table:table-cell>
          <table:table-cell office:value-type="float" office:value="0.422525">
            <text:p>0.422525</text:p>
          </table:table-cell>
        </table:table-row>
        <table:table-row table:style-name="ro2">
          <table:table-cell office:value-type="string">
            <text:p>w1674</text:p>
          </table:table-cell>
          <table:table-cell office:value-type="string">
            <text:p>sub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12">
            <text:p>1.012</text:p>
          </table:table-cell>
          <table:table-cell office:value-type="float" office:value="1.1611">
            <text:p>1.1611</text:p>
          </table:table-cell>
          <table:table-cell office:value-type="float" office:value="14.5685">
            <text:p>14.5685</text:p>
          </table:table-cell>
          <table:table-cell office:value-type="float" office:value="4.54775E-019">
            <text:p>4.55E-019</text:p>
          </table:table-cell>
          <table:table-cell office:value-type="float" office:value="0.312778">
            <text:p>0.312778</text:p>
          </table:table-cell>
        </table:table-row>
        <table:table-row table:style-name="ro2">
          <table:table-cell office:value-type="string">
            <text:p>w1672</text:p>
          </table:table-cell>
          <table:table-cell office:value-type="string">
            <text:p>sub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41">
            <text:p>1.041</text:p>
          </table:table-cell>
          <table:table-cell office:value-type="float" office:value="1.16126">
            <text:p>1.16126</text:p>
          </table:table-cell>
          <table:table-cell office:value-type="float" office:value="14.3923">
            <text:p>14.3923</text:p>
          </table:table-cell>
          <table:table-cell office:value-type="float" office:value="4.4648E-019">
            <text:p>4.46E-019</text:p>
          </table:table-cell>
          <table:table-cell office:value-type="float" office:value="0.954338">
            <text:p>0.954338</text:p>
          </table:table-cell>
        </table:table-row>
        <table:table-row table:style-name="ro2">
          <table:table-cell office:value-type="string">
            <text:p>w1671</text:p>
          </table:table-cell>
          <table:table-cell office:value-type="string">
            <text:p>sub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37">
            <text:p>1.037</text:p>
          </table:table-cell>
          <table:table-cell office:value-type="float" office:value="1.16115">
            <text:p>1.16115</text:p>
          </table:table-cell>
          <table:table-cell office:value-type="float" office:value="14.6284">
            <text:p>14.6284</text:p>
          </table:table-cell>
          <table:table-cell office:value-type="float" office:value="4.55803E-019">
            <text:p>4.56E-019</text:p>
          </table:table-cell>
          <table:table-cell office:value-type="float" office:value="0.821133">
            <text:p>0.821133</text:p>
          </table:table-cell>
        </table:table-row>
        <table:table-row table:style-name="ro2">
          <table:table-cell office:value-type="string">
            <text:p>w1670</text:p>
          </table:table-cell>
          <table:table-cell office:value-type="string">
            <text:p>sub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E+017">
            <text:p>2.E+17</text:p>
          </table:table-cell>
          <table:table-cell table:style-name="ce3" office:value-type="string">
            <text:p>inverse</text:p>
          </table:table-cell>
          <table:table-cell office:value-type="float" office:value="1.044">
            <text:p>1.044</text:p>
          </table:table-cell>
          <table:table-cell office:value-type="float" office:value="1.16029">
            <text:p>1.16029</text:p>
          </table:table-cell>
          <table:table-cell office:value-type="float" office:value="13.7273">
            <text:p>13.7273</text:p>
          </table:table-cell>
          <table:table-cell office:value-type="float" office:value="4.42096E-019">
            <text:p>4.42E-019</text:p>
          </table:table-cell>
          <table:table-cell office:value-type="float" office:value="1.11265">
            <text:p>1.11265</text:p>
          </table:table-cell>
        </table:table-row>
        <table:table-row table:style-name="ro4">
          <table:table-cell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4"/>
          <table:table-cell/>
          <table:table-cell table:formula="of:=SUM([.G2:.G18])/17" office:value-type="float" office:value="1.01347058823529">
            <text:p>1.0134705882</text:p>
          </table:table-cell>
          <table:table-cell table:formula="of:=SUM([.H2:.H18])/17" office:value-type="float" office:value="1.15389058823529">
            <text:p>1.1538905882</text:p>
          </table:table-cell>
          <table:table-cell table:formula="of:=SUM([.I2:.I18])/17" office:value-type="float" office:value="18.0457411764706">
            <text:p>18.0457411765</text:p>
          </table:table-cell>
          <table:table-cell table:style-name="Default" table:formula="of:=SUM([.J2:.J18])/17" office:value-type="float" office:value="8.34607470588235E-019">
            <text:p>8.34607470588235E-019</text:p>
          </table:table-cell>
          <table:table-cell table:formula="of:=SUM([.K2:.K18])/17" office:value-type="float" office:value="0.644510752941177">
            <text:p>0.6445107529</text:p>
          </table:table-cell>
        </table:table-row>
      </table:table>
      <table:named-expressions/>
      <table:database-ranges>
        <table:database-range table:name="__Anonymous_Sheet_DB__0" table:target-range-address="all.A3:all.K3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ELO.A2:ELO.AMJ14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  <number:text>.</number:text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</meta:initial-creator>
    <meta:creation-date>2013-05-21T15:58:35</meta:creation-date>
    <dc:date>2013-05-21T21:43:44</dc:date>
    <dc:creator>timo </dc:creator>
    <meta:editing-duration>PT5H43M34S</meta:editing-duration>
    <meta:editing-cycles>2</meta:editing-cycles>
    <meta:generator>LibreOffice/3.5$Linux_x86 LibreOffice_project/350m1$Build-2</meta:generator>
    <meta:document-statistic meta:table-count="3" meta:cell-count="6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regression-type="logarithmic"/>
    </style:style>
    <style:style style:name="ch4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1cm" xlink:href=".." xlink:type="simple" chart:class="chart:scatter" chart:style-name="ch1">
        <chart:title svg:x="5.587cm" svg:y="0.314cm" chart:style-name="ch2">
          <text:p>Voc lim vs Basedoping 
2.8mu m thickness</text:p>
        </chart:title>
        <chart:plot-area chart:style-name="ch3" table:cell-range-address="SUB.E2:SUB.E9 SUB.H2:SUB.H9" svg:x="1.33cm" svg:y="2.134cm" svg:width="14.03cm" svg:height="5.687cm">
          <chartooo:coordinate-region svg:x="2.428cm" svg:y="2.334cm" svg:width="12.375cm" svg:height="4.84cm"/>
          <chart:axis chart:dimension="x" chart:name="primary-x" chart:style-name="ch4">
            <chart:title svg:x="8.103cm" svg:y="8cm" chart:style-name="ch5">
              <text:p>bd</text:p>
            </chart:title>
          </chart:axis>
          <chart:axis chart:dimension="y" chart:name="primary-y" chart:style-name="ch6">
            <chart:title svg:x="0.451cm" svg:y="5.312cm" chart:style-name="ch7">
              <text:p>Voc</text:p>
            </chart:title>
            <chart:grid chart:style-name="ch8" chart:class="major"/>
          </chart:axis>
          <chart:series chart:style-name="ch9" chart:values-cell-range-address="SUB.H2:SUB.H9" chart:class="chart:scatter">
            <chart:domain table:cell-range-address="SUB.E2:SUB.E9"/>
            <chart:regression-curve chart:style-name="ch10">
              <chart:equation chart:display-r-square="true" svg:x="5.892cm" svg:y="5.684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E+016">
                <text:p>7E+016</text:p>
                <draw:g>
                  <svg:desc>SUB.E2:SUB.E9</svg:desc>
                </draw:g>
              </table:table-cell>
              <table:table-cell office:value-type="float" office:value="1.1482">
                <text:p>1.1482</text:p>
                <draw:g>
                  <svg:desc>SUB.H2:SUB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E+016">
                <text:p>7E+016</text:p>
              </table:table-cell>
              <table:table-cell office:value-type="float" office:value="1.14386">
                <text:p>1.1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E+016">
                <text:p>7E+016</text:p>
              </table:table-cell>
              <table:table-cell office:value-type="float" office:value="1.14527">
                <text:p>1.14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E+016">
                <text:p>5E+016</text:p>
              </table:table-cell>
              <table:table-cell office:value-type="float" office:value="1.15206">
                <text:p>1.15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E+016">
                <text:p>7E+016</text:p>
              </table:table-cell>
              <table:table-cell office:value-type="float" office:value="1.14405">
                <text:p>1.14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E+017">
                <text:p>2E+017</text:p>
              </table:table-cell>
              <table:table-cell office:value-type="float" office:value="1.14751">
                <text:p>1.14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E+017">
                <text:p>2E+017</text:p>
              </table:table-cell>
              <table:table-cell office:value-type="float" office:value="1.14154">
                <text:p>1.14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E+017">
                <text:p>2E+017</text:p>
              </table:table-cell>
              <table:table-cell office:value-type="float" office:value="1.14396">
                <text:p>1.14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20">
      <number:scientific-number number:decimal-places="0" number:min-integer-digits="1" number:min-exponent-digits="2"/>
      <number:text>.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cm" xlink:href=".." xlink:type="simple" chart:class="chart:scatter" chart:style-name="ch1">
        <chart:title svg:x="5.35cm" svg:y="-0.043cm" chart:style-name="ch2">
          <text:p>J0r vs basedoping,
2.8mu m thickness</text:p>
        </chart:title>
        <chart:plot-area chart:style-name="ch3" table:cell-range-address="SUB.E2:SUB.E9 SUB.J2:SUB.J9" svg:x="0.769cm" svg:y="2.134cm" svg:width="14.591cm" svg:height="6.247cm">
          <chartooo:coordinate-region svg:x="2.687cm" svg:y="2.333cm" svg:width="12.116cm" svg:height="5.4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B.J2:SUB.J9" chart:class="chart:scatter">
            <chart:domain table:cell-range-address="SUB.E2:SUB.E9"/>
            <chart:regression-curve chart:style-name="ch8">
              <chart:equation chart:display-r-square="true" svg:x="2.963cm" svg:y="2.243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E+016">
                <text:p>7E+016</text:p>
                <draw:g>
                  <svg:desc>SUB.E2:SUB.E9</svg:desc>
                </draw:g>
              </table:table-cell>
              <table:table-cell office:value-type="float" office:value="1.05696E-018">
                <text:p>1.05696E-018</text:p>
                <draw:g>
                  <svg:desc>SUB.J2:SUB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E+016">
                <text:p>7E+016</text:p>
              </table:table-cell>
              <table:table-cell office:value-type="float" office:value="1.12229E-018">
                <text:p>1.12229E-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E+016">
                <text:p>7E+016</text:p>
              </table:table-cell>
              <table:table-cell office:value-type="float" office:value="1.08385E-018">
                <text:p>1.08385E-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E+016">
                <text:p>5E+016</text:p>
              </table:table-cell>
              <table:table-cell office:value-type="float" office:value="8.9338E-019">
                <text:p>8.9338E-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E+016">
                <text:p>7E+016</text:p>
              </table:table-cell>
              <table:table-cell office:value-type="float" office:value="1.24543E-018">
                <text:p>1.24543E-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E+017">
                <text:p>2E+017</text:p>
              </table:table-cell>
              <table:table-cell office:value-type="float" office:value="1.51929E-018">
                <text:p>1.51929E-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E+017">
                <text:p>2E+017</text:p>
              </table:table-cell>
              <table:table-cell office:value-type="float" office:value="1.91601E-018">
                <text:p>1.91601E-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E+017">
                <text:p>2E+017</text:p>
              </table:table-cell>
              <table:table-cell office:value-type="float" office:value="1.33625E-018">
                <text:p>1.33625E-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9cm" xlink:href=".." xlink:type="simple" chart:class="chart:scatter" chart:style-name="ch1">
        <chart:legend chart:legend-position="end" svg:x="13.735cm" svg:y="4.205cm" style:legend-expansion="high" chart:style-name="ch2"/>
        <chart:plot-area chart:style-name="ch3" table:cell-range-address="ELO.D3:ELO.D3 ELO.D5:ELO.D5 ELO.D10:ELO.D14 ELO.H3:ELO.H3 ELO.H5:ELO.H5 ELO.H10:ELO.H14" svg:x="0.769cm" svg:y="0.855cm" svg:width="12.328cm" svg:height="7.554cm">
          <chartooo:coordinate-region svg:x="1.867cm" svg:y="1.054cm" svg:width="10.95cm" svg:height="6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LO.H3:ELO.H3 ELO.H5:ELO.H5 ELO.H10:ELO.H14" chart:class="chart:scatter">
            <chart:domain table:cell-range-address="ELO.D3:ELO.D3 ELO.D5:ELO.D5 ELO.D10:ELO.D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 Column D Column D</text:p>
              </table:table-cell>
              <table:table-cell office:value-type="string">
                <text:p>Column H Column H 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ELO.D3:ELO.D3 ELO.D5:ELO.D5 ELO.D10:ELO.D14</svg:desc>
                </draw:g>
              </table:table-cell>
              <table:table-cell office:value-type="float" office:value="1.14074">
                <text:p>1.14074</text:p>
                <draw:g>
                  <svg:desc>ELO.H3:ELO.H3 ELO.H5:ELO.H5 ELO.H10:ELO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14923">
                <text:p>1.14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4783">
                <text:p>1.14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1467">
                <text:p>1.1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.14497">
                <text:p>1.14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14496">
                <text:p>1.14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14599">
                <text:p>1.14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